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26313" officeooo:paragraph-rsid="00126313"/>
    </style:style>
    <style:style style:name="P2" style:family="paragraph" style:parent-style-name="Text_20_body">
      <style:paragraph-properties fo:text-align="center" style:justify-single-word="false"/>
      <style:text-properties officeooo:rsid="00126313" officeooo:paragraph-rsid="00126313"/>
    </style:style>
    <style:style style:name="P3" style:family="paragraph" style:parent-style-name="Text_20_body">
      <style:paragraph-properties fo:text-align="start" style:justify-single-word="false"/>
      <style:text-properties officeooo:rsid="00126313" officeooo:paragraph-rsid="00126313"/>
    </style:style>
    <style:style style:name="P4" style:family="paragraph" style:parent-style-name="Text_20_body">
      <style:paragraph-properties fo:text-align="start" style:justify-single-word="false"/>
      <style:text-properties officeooo:paragraph-rsid="00126313"/>
    </style:style>
    <style:style style:name="T1" style:family="text">
      <style:text-properties officeooo:rsid="00126313"/>
    </style:style>
    <style:style style:name="T2" style:family="text">
      <style:text-properties officeooo:rsid="0013b1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Writing and maintaining driver control code according to the driver’s preference</text:h>
      <text:p text:style-name="P4"><text:tab/><text:span text:style-name="T1">Working with your driver to improve his driving ability by adding shortcuts or ease of use code can help push you above the majority of teams </text:span><text:span text:style-name="T2">that only have</text:span><text:span text:style-name="T1"> simple drive code with bindings that the driver may find awkward. Cooperation with the driver to program a better robot that’s easier for him to drive is integral to your job as a programmer.</text:span></text:p>
      <text:p text:style-name="P4"/>
      <text:h text:style-name="P1" text:outline-level="1">Writing and maintaining a match autonomous program</text:h>
      <text:p text:style-name="P3"><text:tab/>Abstracting your code into accurate, efficient, and easy to user functions will help speed up your workflow in creating a better Autonomous program. As well as working with your driver and spotter to gain a strategic advantage in the game by moving around and manipulating game objects during your fifteen seconds of autonomous.</text:p>
      <text:h text:style-name="P1" text:outline-level="1">Writing and maintaining a skills autonomous program</text:h>
      <text:p text:style-name="P3"><text:tab/><text:span text:style-name="T2">Creating time efficient code which can perform tasks consistently and quickly is imperative to create a skills autonomous program that can score either the max or close to the max amount of points possible. 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2T11:47:07.289000000</meta:creation-date>
    <dc:date>2021-04-04T12:59:34.413000000</dc:date>
    <meta:editing-duration>P1DT22H34M57S</meta:editing-duration>
    <meta:editing-cycles>1</meta:editing-cycles>
    <meta:document-statistic meta:table-count="0" meta:image-count="0" meta:object-count="0" meta:page-count="1" meta:paragraph-count="6" meta:word-count="175" meta:character-count="1067" meta:non-whitespace-character-count="894"/>
    <meta:generator>LibreOffice/7.1.0.3$Windows_x86 LibreOffice_project/f6099ecf3d29644b5008cc8f48f42f4a40986e4c</meta:generator>
  </office:meta>
</office:document-meta>
</file>